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6" style:family="paragraph">
      <style:text-properties fo:color="#ffffff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ffffff" style:text-position="33%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33% 58%" style:font-name="Segoe UI" fo:font-size="32pt" fo:text-shadow="1pt 1pt" style:font-size-asian="32pt" style:font-size-complex="32pt"/>
    </style:style>
    <style:style style:name="T7" style:family="text">
      <style:text-properties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The Holy Gospel</text:span></text:p>
            <text:p text:style-name="P1"><text:span text:style-name="T2">”</text:span><text:span text:style-name="T3">Mark 1:9–15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4"><text:span text:style-name="T4">9</text:span><text:span text:style-name="T5"> In those days Jesus came from Nazareth of Galilee and was baptized by John in the Jordan. </text:span></text:p>
            <text:p text:style-name="P4"><text:span text:style-name="T4">10</text:span><text:span text:style-name="T5"> And when he came up out of the water, immediately he saw the heavens opening and the Spirit descending on him like a d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4"><text:span text:style-name="T4">11</text:span><text:span text:style-name="T5"> And a voice came from heaven, “You are my beloved Son; with you I am well pleased.”</text:span></text:p>
            <text:p><text:span text:style-name="T6">12</text:span><text:span text:style-name="T7"> The Spirit immediately drove him out into the wilderness. </text:span><text:span text:style-name="T6">13</text:span><text:span text:style-name="T7"> And he was in the wilderness forty days, being tempted by Sat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7" draw:layer="layout" svg:width="25.654cm" svg:height="6.263cm" svg:x="1.27cm" svg:y="0.762cm">
          <draw:text-box>
            <text:p text:style-name="P5"><text:span text:style-name="T5">And he was with the wild animals, and the angels were ministering to him.</text:span></text:p>
            <text:p text:style-name="P6"><text:span text:style-name="T4">14</text:span><text:span text:style-name="T5"> Now after John was arrested, Jesus came into Galilee, proclaiming the gospel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5.146cm" svg:height="6.263cm" svg:x="1.27cm" svg:y="0.762cm">
          <draw:text-box>
            <text:p text:style-name="P5"><text:span text:style-name="T4">15</text:span><text:span text:style-name="T5"> and saying, “The time is fulfilled, and the kingdom of God is at hand; repent and believe in the gospel.”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3:28:31.646000000</meta:creation-date>
    <dc:title>Hymn template</dc:title>
    <meta:editing-duration>PT8M28S</meta:editing-duration>
    <meta:editing-cycles>3</meta:editing-cycles>
    <meta:generator>LibreOffice/4.4.0.3$Windows_x86 LibreOffice_project/de093506bcdc5fafd9023ee680b8c60e3e0645d7</meta:generator>
    <meta:initial-creator>Arthur Hoch</meta:initial-creator>
    <dc:date>2015-02-20T13:36:59.432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2-20T13:28:31.365000000"/>
  </office:meta>
</office:document-meta>
</file>